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5A000000EC70CA4FFAD6320E32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charset="x-symbol"/>
    <style:font-face style:name="OpenSymbol" svg:font-family="OpenSymbol"/>
    <style:font-face style:name="Tahoma2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normal" officeooo:paragraph-rsid="00189e38" style:font-name-asian="Arial1" style:font-size-asian="10.5pt" style:language-asian="zxx" style:country-asian="none" style:font-style-asian="normal" style:font-weight-asian="normal" style:font-name-complex="Arial1" style:font-size-complex="10.5pt" style:language-complex="ar" style:country-complex="SA" style:font-style-complex="normal" style:font-weight-complex="normal"/>
    </style:style>
    <style:style style:name="P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normal" officeooo:paragraph-rsid="00189e38" style:font-name-asian="Arial1" style:font-size-asian="10.5pt" style:language-asian="zxx" style:country-asian="none" style:font-style-asian="normal" style:font-weight-asian="normal" style:font-name-complex="Arial1" style:font-size-complex="10.5pt" style:language-complex="ar" style:country-complex="SA" style:font-style-complex="normal" style:font-weight-complex="normal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normal" officeooo:paragraph-rsid="001c6f0a" style:font-name-asian="Arial1" style:font-size-asian="10.5pt" style:language-asian="zxx" style:country-asian="none" style:font-style-asian="normal" style:font-weight-asian="normal" style:font-name-complex="Arial1" style:font-size-complex="10.5pt" style:language-complex="ar" style:country-complex="SA" style:font-style-complex="normal" style:font-weight-complex="normal"/>
    </style:style>
    <style:style style:name="P9" style:family="paragraph" style:parent-style-name="Standard" style:master-page-name="Standard">
      <style:paragraph-properties style:page-number="auto"/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normal" officeooo:paragraph-rsid="00189e38" style:font-name-asian="Arial1" style:font-size-asian="10.5pt" style:language-asian="zxx" style:country-asian="none" style:font-style-asian="normal" style:font-weight-asian="normal" style:font-name-complex="Arial1" style:font-size-complex="10.5pt" style:language-complex="ar" style:country-complex="SA" style:font-style-complex="normal" style:font-weight-complex="normal"/>
    </style:style>
    <style:style style:name="P10" style:family="paragraph" style:parent-style-name="Standard" style:list-style-name="L1">
      <style:text-properties style:font-name="Helvetica" fo:font-size="10.5pt" fo:font-weight="bold" officeooo:paragraph-rsid="00189e38" style:font-size-asian="10.5pt" style:font-weight-asian="bold" style:font-size-complex="10.5pt" style:font-weight-complex="bold"/>
    </style:style>
    <style:style style:name="P11" style:family="paragraph" style:parent-style-name="Standard" style:list-style-name="L1">
      <style:text-properties style:font-name="Helvetica" fo:font-size="10.5pt" fo:font-weight="bold" officeooo:paragraph-rsid="001c6f0a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000000" style:text-line-through-style="none" style:text-line-through-type="none" style:text-position="0% 100%" style:font-name="Helvetica" fo:font-size="10.5pt" fo:language="es" fo:country="ES" fo:font-style="normal" style:text-underline-style="none" fo:font-weight="bold" officeooo:paragraph-rsid="001c6f0a" style:font-name-asian="Arial1" style:font-size-asian="10.5pt" style:language-asian="zxx" style:country-asian="none" style:font-style-asian="normal" style:font-weight-asian="bold" style:font-name-complex="Arial1" style:font-size-complex="10.5pt" style:language-complex="ar" style:country-complex="SA" style:font-style-complex="normal" style:font-weight-complex="bold"/>
    </style:style>
    <style:style style:name="T1" style:family="text">
      <style:text-properties style:font-name-asian="Wingdings 3" style:font-name-complex="Wingdings 3"/>
    </style:style>
    <style:style style:name="T2" style:family="text">
      <style:text-properties officeooo:rsid="001a984f"/>
    </style:style>
    <style:style style:name="T3" style:family="text">
      <style:text-properties fo:color="#000000" style:text-line-through-style="none" style:text-line-through-type="none" style:text-position="0% 100%" fo:language="es" fo:country="ES" fo:font-style="normal" style:text-underline-style="none" style:font-name-asian="Arial1" style:language-asian="zxx" style:country-asian="none" style:font-style-asian="normal" style:font-name-complex="Arial1" style:language-complex="ar" style:country-complex="SA" style:font-style-complex="normal"/>
    </style:style>
    <style:style style:name="T4" style:family="text">
      <style:text-properties fo:color="#000000" style:text-line-through-style="none" style:text-line-through-type="none" style:text-position="0% 100%" fo:language="es" fo:country="ES" fo:font-style="normal" style:text-underline-style="none" officeooo:rsid="0018e209" style:font-name-asian="Arial1" style:language-asian="zxx" style:country-asian="none" style:font-style-asian="normal" style:font-name-complex="Arial1" style:language-complex="ar" style:country-complex="SA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list xml:id="list3336731171" text:style-name="L1">
        <text:list-item>
          <text:p text:style-name="P10">Calcula, para las siguientes direcciones, el ID_RED y el ID_HOST</text:p>
        </text:list-item>
      </text:list>
      <text:p text:style-name="P6">192.168.2.2/24</text:p>
      <text:p text:style-name="P6">172.20.225.116/255.255.0.0</text:p>
      <text:p text:style-name="P6">10.1.0.1/8</text:p>
      <text:p text:style-name="P6">192.168.225.113/24</text:p>
      <text:p text:style-name="P6">192.168.225.113/8</text:p>
      <text:p text:style-name="P6">212.142.160.31/16</text:p>
      <text:p text:style-name="P6">10.255.255.255/8</text:p>
      <text:p text:style-name="P6"/>
      <text:p text:style-name="P6"/>
      <text:list xml:id="list171114668852295" text:continue-numbering="true" text:style-name="L1">
        <text:list-item>
          <text:p text:style-name="P10">Si configuramos dos equipos con las direcciones que aparecen a continuación, ¿habría comunicación entre ellos a nivel de red? </text:p>
        </text:list-item>
      </text:list>
      <text:p text:style-name="P6">192.168.2.2/24 <text:span text:style-name="T1"><text:tab/></text:span> <text:tab/><text:tab/>192.168.2.254/24</text:p>
      <text:p text:style-name="P6">172.20.225.116/255.255.0.0 <text:span text:style-name="T1"><text:tab/><text:tab/></text:span>172.20.224.102/16</text:p>
      <text:p text:style-name="P6">10.1.0.1/8<text:tab/><text:tab/><text:tab/><text:tab/>10.255.255.254/8</text:p>
      <text:p text:style-name="P6">192.168.1.1/24<text:tab/><text:tab/><text:tab/><text:tab/>192.168.1.1/8</text:p>
      <text:p text:style-name="P6">192.168.24.2/255.255.255.0<text:tab/><text:tab/>192.168.25.2/255.255.255.0</text:p>
      <text:p text:style-name="P6"/>
      <text:p text:style-name="P6"/>
      <text:list xml:id="list171113590323390" text:continue-numbering="true" text:style-name="L1">
        <text:list-item>
          <text:p text:style-name="P11"><text:s/><text:span text:style-name="T4">Pasa</text:span><text:span text:style-name="T3"> las siguientes </text:span><text:span text:style-name="T4">mascaras de red a binario y</text:span><text:span text:style-name="T3"> calcula el número máximo de hosts que caben en la subred.</text:span></text:p>
        </text:list-item>
      </text:list>
      <text:p text:style-name="P8">255.0.0.0 </text:p>
      <text:p text:style-name="P8">255.255.128.0</text:p>
      <text:p text:style-name="P8">255.255.255.192 </text:p>
      <text:p text:style-name="P8">255.255.255.224 </text:p>
      <text:p text:style-name="P12"/>
      <text:p text:style-name="P12"/>
      <text:list xml:id="list171113976239427" text:continue-numbering="true" text:style-name="L1">
        <text:list-item>
          <text:p text:style-name="P11">Dadas las siguientes direcciones, calcula el número máximo de hosts que caben en la subred y la primera y última dirección válida. Anota también en <text:span text:style-name="T2">la dirección de la</text:span> subred.</text:p>
        </text:list-item>
      </text:list>
      <text:p text:style-name="P6">192.168.1.1/24</text:p>
      <text:p text:style-name="P6">192.168.4.4/17</text:p>
      <text:p text:style-name="P6">172.20.225.100/255.255.0.0</text:p>
      <text:p text:style-name="P6">10.0.0.100/8</text:p>
      <text:p text:style-name="P6">80.58.32.97/28</text:p>
      <text:p text:style-name="P6">212.142.160.31/12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3" svg:font-family="'Wingdings 3'" style:font-charset="x-symbol"/>
    <style:font-face style:name="OpenSymbol" svg:font-family="OpenSymbol"/>
    <style:font-face style:name="Tahoma2" svg:font-family="Tahoma"/>
    <style:font-face style:name="Arial1" svg:font-family="Arial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fo:padding="0.049cm" fo:border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margin-top="0cm" fo:margin-bottom="0cm" loext:contextual-spacing="false" fo:line-height="100%" fo:orphans="2" fo:widows="2"/>
      <style:text-properties style:use-window-font-color="true"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cabezado_20_Car" style:display-name="Encabezado Car" style:family="text" style:parent-style-name="Fuente_20_de_20_párrafo_20_predeter.">
      <style:text-properties fo:font-size="11pt" style:font-size-asian="11pt" style:font-size-complex="11pt"/>
    </style:style>
    <style:style style:name="Pie_20_de_20_página_20_Car" style:display-name="Pie de página Car" style:family="text" style:parent-style-name="Fuente_20_de_20_párrafo_20_predeter.">
      <style:text-properties fo:font-size="11pt" style:font-size-asian="11pt" style:font-size-complex="11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7.009cm" fo:margin-left="0cm" fo:margin-right="-0.011cm" table:align="margins"/>
    </style:style>
    <style:style style:name="Tabla5.A" style:family="table-column">
      <style:table-column-properties style:column-width="4.064cm" style:rel-column-width="15658*"/>
    </style:style>
    <style:style style:name="Tabla5.B" style:family="table-column">
      <style:table-column-properties style:column-width="12.945cm" style:rel-column-width="49877*"/>
    </style:style>
    <style:style style:name="Tabla5.1" style:family="table-row">
      <style:table-row-properties style:min-row-height="1.87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MP1" style:family="paragraph" style:parent-style-name="Tabl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MP3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4" style:family="paragraph" style:parent-style-name="Header">
      <style:paragraph-properties fo:text-align="start" style:justify-single-word="false"/>
      <style:text-properties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 fo:padding="0.049cm" fo:border="0.06pt solid #000000" style:shadow="none"/>
      <style:text-properties fo:font-weight="normal" style:font-weight-asian="normal" style:font-weight-complex="normal"/>
    </style:style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draw:frame draw:style-name="Mfr1" draw:name="gráficos1" text:anchor-type="paragraph" svg:width="3.868cm" svg:height="1.515cm" draw:z-index="0"><draw:image xlink:href="Pictures/100000000000025A000000EC70CA4FFAD6320E32.jpg" xlink:type="simple" xlink:show="embed" xlink:actuate="onLoad" loext:mime-type="image/jpeg"/></draw:frame></text:p>
            </table:table-cell>
            <table:table-cell table:style-name="Tabla5.B1" office:value-type="string">
              <text:p text:style-name="MP2">INFORMATIKA-SISTEMAK / </text:p>
              <text:p text:style-name="MP2">SISTEMAS INFORMATICOS</text:p>
              <text:p text:style-name="MP2"/>
            </table:table-cell>
          </table:table-row>
        </table:table>
        <text:p text:style-name="MP3"/>
        <text:p text:style-name="MP4">ABIZENAK/APELLIDOS: <text:s text:c="57"/>DATA/FECHA: </text:p>
        <text:p text:style-name="MP5">IZENA/NOMBRE: <text:s text:c="70"/>TALDEA/GRUPO: </text:p>
      </style:header>
    </style:master-page>
    <style:master-page style:name="Convertir_20_0" style:display-name="Convertir 0" style:page-layout-name="Mpm2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meta:creation-date>2018-02-05T17:49:04.064845487</meta:creation-date>
    <meta:editing-cycles>7</meta:editing-cycles>
    <meta:editing-duration>PT33M37S</meta:editing-duration>
    <dc:date>2018-02-06T17:10:37.297573280</dc:date>
    <meta:document-statistic meta:table-count="1" meta:image-count="1" meta:object-count="0" meta:page-count="1" meta:paragraph-count="30" meta:word-count="118" meta:character-count="1175" meta:non-whitespace-character-count="943"/>
    <meta:user-defined meta:name="Info 1"/>
    <meta:user-defined meta:name="Info 2"/>
    <meta:user-defined meta:name="Info 3"/>
    <meta:user-defined meta:name="Info 4"/>
  </office:meta>
</office:document-meta>
</file>